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icrosoft YaHei" svg:font-family="'Microsoft YaHei', 'SF Pro Display', Roboto, Noto, Arial, 'PingFang SC', sans-serif"/>
    <style:font-face style:name="arial" svg:font-family="arial, sans-serif"/>
    <style:font-face style:name="comic sans ms" svg:font-family="'comic sans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loext:padding="0in" loext:border="none"/>
    </style:style>
    <style:style style:name="P3"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style:font-name="Microsoft YaHei" fo:font-size="10.5pt" fo:font-weight="normal" loext:padding="0in" loext:border="none"/>
    </style:style>
    <style:style style:name="P4"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style:font-name="Microsoft YaHei" fo:font-size="9pt" fo:font-weight="normal" loext:padding="0in" loext:border="none"/>
    </style:style>
    <style:style style:name="P5"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style:font-name-asian="Microsoft YaHei" style:font-size-asian="10.5pt" style:font-weight-asian="normal" loext:padding="0in" loext:border="none"/>
    </style:style>
    <style:style style:name="P6"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fo:background-color="#ffffff" style:font-name-asian="Microsoft YaHei" style:font-size-asian="12pt" style:font-weight-asian="normal" loext:padding="0in" loext:border="none"/>
    </style:style>
    <style:style style:name="P7"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4d4d4d" fo:background-color="#ffffff" loext:padding="0in" loext:border="none"/>
    </style:style>
    <style:style style:name="P8"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style:font-name="Microsoft YaHei" fo:font-size="10.5pt" loext:padding="0in" loext:border="none"/>
    </style:style>
    <style:style style:name="P9"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10"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333333" loext:padding="0in" loext:border="none"/>
    </style:style>
    <style:style style:name="P11" style:family="paragraph" style:parent-style-name="Text_20_body">
      <style:paragraph-properties fo:margin-left="0in" fo:margin-right="0in" fo:margin-top="0in" fo:margin-bottom="0in" loext:contextual-spacing="false" style:line-height-at-least="0.2709in" fo:text-indent="0in" style:auto-text-indent="false" fo:padding="0in" fo:border="none"/>
      <style:text-properties fo:color="#333333" fo:background-color="#ffffff" loext:padding="0in" loext:border="none"/>
    </style:style>
    <style:style style:name="P12" style:family="paragraph" style:parent-style-name="Text_20_body">
      <style:paragraph-properties fo:margin-left="0in" fo:margin-right="0.1457in" fo:margin-top="0in" fo:margin-bottom="0in" loext:contextual-spacing="false" fo:orphans="2" fo:widows="2" fo:text-indent="0in" style:auto-text-indent="false"/>
    </style:style>
    <style:style style:name="P13" style:family="paragraph" style:parent-style-name="Heading_20_1">
      <style:text-properties fo:font-variant="normal" fo:text-transform="none" fo:color="#333333" fo:letter-spacing="normal" fo:background-color="#ffffff"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10.5pt"/>
    </style:style>
    <style:style style:name="T3" style:family="text">
      <style:text-properties style:font-name="Microsoft YaHei" fo:font-size="10.5pt" fo:font-weight="normal"/>
    </style:style>
    <style:style style:name="T4" style:family="text">
      <style:text-properties style:font-name="Microsoft YaHei" fo:font-size="12pt" fo:font-weight="normal"/>
    </style:style>
    <style:style style:name="T5" style:family="text">
      <style:text-properties style:font-name="Microsoft YaHei" fo:font-size="12pt" fo:font-weight="normal" fo:background-color="#ffffff" loext:char-shading-value="0"/>
    </style:style>
    <style:style style:name="T6" style:family="text">
      <style:text-properties style:font-name="Microsoft YaHei" fo:font-size="9pt"/>
    </style:style>
    <style:style style:name="T7" style:family="text">
      <style:text-properties style:font-name="Microsoft YaHei" fo:font-size="9pt" fo:font-weight="normal"/>
    </style:style>
    <style:style style:name="T8" style:family="text">
      <style:text-properties style:font-name="Microsoft YaHei" fo:font-size="9pt" fo:font-weight="bold" loext:padding="0in" loext:border="none"/>
    </style:style>
    <style:style style:name="T9" style:family="text">
      <style:text-properties style:font-name-asian="Microsoft YaHei" style:font-size-asian="18pt" style:font-style-asian="normal" style:font-weight-asian="normal"/>
    </style:style>
    <style:style style:name="T10" style:family="text">
      <style:text-properties style:font-name-asian="Microsoft YaHei" style:font-size-asian="10.5pt" style:font-weight-asian="normal"/>
    </style:style>
    <style:style style:name="T11" style:family="text">
      <style:text-properties style:font-name-asian="Microsoft YaHei" style:font-size-asian="12pt" style:font-weight-asian="normal"/>
    </style:style>
    <style:style style:name="T12" style:family="text">
      <style:text-properties style:font-name-asian="Microsoft YaHei" style:font-size-asian="9pt" style:font-weight-asian="normal"/>
    </style:style>
    <style:style style:name="T13" style:family="text">
      <style:text-properties fo:color="#333333" style:font-name="Microsoft YaHei" fo:font-size="12pt" fo:font-weight="normal"/>
    </style:style>
    <style:style style:name="T14" style:family="text">
      <style:text-properties fo:color="#333333" style:font-name="comic sans ms" fo:font-size="12pt" fo:font-weight="normal"/>
    </style:style>
    <style:style style:name="T15" style:family="text">
      <style:text-properties fo:color="#333333" style:font-name-asian="comic sans ms" style:font-size-asian="12pt" style:font-weight-asian="normal"/>
    </style:style>
    <style:style style:name="T16"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7"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8"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ffffff" loext:char-shading-value="0" loext:padding="0in" loext:border="none"/>
    </style:style>
    <style:style style:name="T19" style:family="text">
      <style:text-properties fo:background-color="#ffffff" loext:char-shading-value="0" style:font-name-asian="Microsoft YaHei" style:font-size-asian="12pt" style:font-weight-asian="normal"/>
    </style:style>
    <style:style style:name="T20" style:family="text">
      <style:text-properties fo:color="#4d4d4d" style:font-name="Microsoft YaHei" fo:font-size="10.5pt" fo:font-weight="normal" loext:padding="0in" loext:border="none"/>
    </style:style>
    <style:style style:name="T21" style:family="text">
      <style:text-properties fo:color="#4d4d4d" style:font-name="Microsoft YaHei" fo:font-size="9pt" fo:font-weight="bold" loext:padding="0in" loext:border="none"/>
    </style:style>
    <style:style style:name="T22" style:family="text">
      <style:text-properties fo:color="#4d4d4d" style:font-name-asian="Microsoft YaHei" style:font-size-asian="10.5pt" style:font-weight-asian="normal" loext:padding="0in" loext:border="none"/>
    </style:style>
    <style:style style:name="T23" style:family="text">
      <style:text-properties fo:color="#4d4d4d" style:font-name-asian="Microsoft YaHei" style:font-size-asian="10.5pt" style:font-weight-asian="bold" loext:padding="0in" loext:border="none"/>
    </style:style>
    <style:style style:name="T24" style:family="text">
      <style:text-properties fo:color="#4d4d4d" style:font-name-asian="Microsoft YaHei" style:font-size-asian="9pt" style:font-weight-asian="bold" loext:padding="0in" loext:border="none"/>
    </style:style>
    <style:style style:name="T25" style:family="text">
      <style:text-properties fo:color="#4d4d4d" style:font-name-asian="arial" style:font-size-asian="10.5pt" style:font-weight-asian="normal" loext:padding="0in" loext:border="none"/>
    </style:style>
    <style:style style:name="T26" style:family="text">
      <style:text-properties fo:color="#4d4d4d" style:font-name-asian="arial" style:font-size-asian="10.5pt" style:font-weight-asian="bold" loext:padding="0in" loext:border="none"/>
    </style:style>
    <style:style style:name="T27" style:family="text">
      <style:text-properties fo:color="#4d4d4d" style:font-name="arial" fo:font-size="10.5pt" fo:font-weight="normal" loext:padding="0in" loext:border="none"/>
    </style:style>
    <style:style style:name="T28" style:family="text">
      <style:text-properties fo:color="#4d4d4d" style:font-name="arial" fo:font-size="10.5pt" fo:font-weight="bold" loext:padding="0in" loext:border="none"/>
    </style:style>
    <style:style style:name="T29" style:family="text">
      <style:text-properties fo:color="#4d4d4d" loext:padding="0in" loext:border="none"/>
    </style:style>
    <style:style style:name="T30" style:family="text">
      <style:text-properties fo:color="#df3434" style:text-line-through-style="none" style:text-line-through-type="none" style:font-name="Microsoft YaHei" fo:font-size="10.5pt" style:text-underline-style="none" fo:font-weight="bold" style:text-blinking="false" loext:padding="0in" loext:border="none"/>
    </style:style>
    <style:style style:name="T31" style:family="text">
      <style:text-properties fo:color="#000000" style:text-line-through-style="none" style:text-line-through-type="none" style:text-underline-style="none" style:text-blinking="false" style:font-name-asian="Microsoft YaHei" style:font-size-asian="10.5pt" style:font-weight-asian="normal" loext:padding="0in" loext:border="none"/>
    </style:style>
    <style:style style:name="T32" style:family="text">
      <style:text-properties fo:color="#000000" style:text-line-through-style="none" style:text-line-through-type="none" style:text-underline-style="none" style:text-blinking="false" fo:background-color="#ffffff" loext:char-shading-value="0" style:font-name-asian="Microsoft YaHei" style:font-size-asian="10.5pt" style:font-weight-asian="normal" loext:padding="0in" loext:border="none"/>
    </style:style>
    <style:style style:name="T33" style:family="text">
      <style:text-properties style:font-name="Arial" fo:font-size="10.5pt" fo:font-weight="normal"/>
    </style:style>
    <style:style style:name="T34" style:family="text">
      <style:text-properties style:font-name-asian="Arial" style:font-size-asian="10.5pt" style:font-weight-asian="normal"/>
    </style:style>
    <style:style style:name="T35" style:family="text">
      <style:text-properties style:font-name="comic sans ms" fo:font-size="12pt" fo:font-weight="normal"/>
    </style:style>
    <style:style style:name="T36" style:family="text">
      <style:text-properties style:font-name-asian="comic sans ms" style:font-size-asian="12pt" style:font-weight-asian="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9">高通平台之</text:span><text:span text:style-name="T1">TP</text:span><text:span text:style-name="T9">代码分析</text:span></text:h>
      <text:p text:style-name="P12"><text:span text:style-name="T16">2018</text:span><text:span text:style-name="T17">年</text:span><text:span text:style-name="T16">04</text:span><text:span text:style-name="T17">月</text:span><text:span text:style-name="T16">23</text:span><text:span text:style-name="T17">日 </text:span><text:span text:style-name="T16">17:50:07 </text:span><text:a xlink:type="simple" xlink:href="https://me.csdn.net/ctx_ubuntu" office:target-frame-name="_blank" xlink:show="new" text:style-name="Internet_20_link" text:visited-style-name="Visited_20_Internet_20_Link"><text:span text:style-name="T18">ctx_ubuntu</text:span></text:a><text:span text:style-name="T16"> </text:span><text:span text:style-name="T17">阅读数 </text:span><text:span text:style-name="T16">453</text:span></text:p>
      <text:section text:style-name="Sect1" text:name="article_content">
        <text:p text:style-name="P1"/>
        <text:section text:style-name="Sect1" text:name="content_views">
          <text:p text:style-name="P2"><text:span text:style-name="T3">TP</text:span><text:span text:style-name="T10">驱动芯片厂商主要有：</text:span><text:span text:style-name="T3">Goodix(</text:span><text:span text:style-name="T10">汇顶</text:span><text:span text:style-name="T3">)</text:span><text:span text:style-name="T10">，</text:span><text:span text:style-name="T3">FocalTech(</text:span><text:span text:style-name="T10">敦泰科技</text:span><text:span text:style-name="T3">)</text:span><text:span text:style-name="T10">，</text:span><text:span text:style-name="T3">cypress(</text:span><text:span text:style-name="T10">赛普拉斯</text:span><text:span text:style-name="T3">)</text:span><text:span text:style-name="T10">，</text:span><text:span text:style-name="T3">synaptics(</text:span><text:span text:style-name="T10">新思</text:span><text:span text:style-name="T3">)</text:span><text:span text:style-name="T10">。</text:span><text:span text:style-name="T3"><text:line-break/>TP</text:span><text:span text:style-name="T10">驱动的调试主要是将接口调通。</text:span><text:span text:style-name="T3"><text:line-break/></text:span><text:span text:style-name="T10">从</text:span><text:span text:style-name="T3">TP</text:span><text:span text:style-name="T10">厂商获取驱动和配置资料。</text:span><text:span text:style-name="T3"><text:line-break/>4.2.1. </text:span><text:span text:style-name="T10">集成或者使用系统自带的</text:span><text:span text:style-name="T3">TP</text:span><text:span text:style-name="T10">驱动</text:span></text:p>
          <text:p text:style-name="P2"><text:span text:style-name="T10">查找</text:span><text:span text:style-name="T3">kernel/drivers/input/touchscreen</text:span><text:span text:style-name="T10">，看是否有对应的驱动。如果没有，可以从高通的网站下载驱动或者找厂商要驱动</text:span></text:p>
          <text:p text:style-name="P2"><text:span text:style-name="T10">由于</text:span><text:span text:style-name="T3">TP</text:span><text:span text:style-name="T10">通过</text:span><text:span text:style-name="T3">I2C</text:span><text:span text:style-name="T10">与处理器通信，所以只要调通</text:span><text:span text:style-name="T3">I2C</text:span><text:span text:style-name="T10">，</text:span><text:span text:style-name="T3">TP</text:span><text:span text:style-name="T10">调试工作基本就完成了。</text:span><text:span text:style-name="T3"><text:line-break/></text:span><text:span text:style-name="T10">通过</text:span><text:span text:style-name="T3">kernel log </text:span><text:span text:style-name="T10">查看类似这些</text:span><text:span text:style-name="T3">probe</text:span><text:span text:style-name="T10">函数：</text:span><text:span text:style-name="T3">goodix_ts_probe(), cyttsp5_probe(), synaptics_rmi4_probe() </text:span><text:span text:style-name="T10">的执行情况，看看问题出在哪。</text:span><text:span text:style-name="T3"><text:line-break/>I2C</text:span><text:span text:style-name="T10">主要看地址是否正确。还要用示波器量一下</text:span><text:span text:style-name="T3">I2C</text:span><text:span text:style-name="T10">线上的波形。</text:span><text:span text:style-name="T3">I2C</text:span><text:span text:style-name="T10">是不用时拉高，传输数据时才会有拉低的信号。如果</text:span><text:span text:style-name="T3">log</text:span><text:span text:style-name="T10">里说</text:span><text:span text:style-name="T3">I2C</text:span><text:span text:style-name="T10">忙，那就有可能</text:span><text:span text:style-name="T3">I2C</text:span><text:span text:style-name="T10">没有拉高。</text:span></text:p>
          <text:p text:style-name="P8"/>
          <text:p text:style-name="P2"><text:span text:style-name="T3">TP</text:span><text:span text:style-name="T10">触摸屏，应该是驱动开发中比较简单并且适合新手入手的模块。不过虽然简单，但涉及到的内容还是比较多的，其中</text:span><text:span text:style-name="T3">linux</text:span><text:span text:style-name="T10">相关主要的机制：</text:span></text:p>
          <text:p text:style-name="P2"><text:span text:style-name="T3">1. input </text:span><text:span text:style-name="T10">机制</text:span></text:p>
          <text:p text:style-name="P2"><text:span text:style-name="T3">2. </text:span><text:span text:style-name="T10">中断、定时器</text:span></text:p>
          <text:p text:style-name="P3">3. I2C</text:p>
          <text:p text:style-name="P9"><text:span text:style-name="T20">1.TP</text:span><text:span text:style-name="T22">的原理：</text:span><text:span text:style-name="T20">TP</text:span><text:span text:style-name="T22">一般为电容或为电阻屏，不过现在基本上都是电容屏，可能一些</text:span><text:span text:style-name="T20">WINCE</text:span><text:span text:style-name="T22">的设备还会用电阻屏，但</text:span><text:a xlink:type="simple" xlink:href="http://lib.csdn.net/base/15" text:style-name="Internet_20_link" text:visited-style-name="Visited_20_Internet_20_Link"><text:span text:style-name="T30">Android</text:span></text:a><text:span text:style-name="T22">的基本现在为电容屏，且多点触摸和手套触摸都集成在</text:span><text:span text:style-name="T20">TP</text:span><text:span text:style-name="T22">的</text:span><text:span text:style-name="T20">IC</text:span><text:span text:style-name="T22">中。</text:span><text:span text:style-name="T25">当用户触摸电容屏时，由于人体</text:span><text:a xlink:type="simple" xlink:href="http://baike.baidu.com/view/63151.htm" text:style-name="Internet_20_link" text:visited-style-name="Visited_20_Internet_20_Link"><text:span text:style-name="T31">电场</text:span></text:a><text:span text:style-name="T25">，用户手指和工作面形成一个</text:span><text:a xlink:type="simple" xlink:href="http://baike.baidu.com/view/631413.htm" text:style-name="Internet_20_link" text:visited-style-name="Visited_20_Internet_20_Link"><text:span text:style-name="T32">耦合电容</text:span></text:a><text:span text:style-name="T25">，因为工作面上接有</text:span><text:a xlink:type="simple" xlink:href="http://baike.baidu.com/view/1441053.htm" text:style-name="Internet_20_link" text:visited-style-name="Visited_20_Internet_20_Link"><text:span text:style-name="T31">高频信号</text:span></text:a><text:span text:style-name="T25">，于是手指吸收走一个很小的电流，这个电流分别从屏的四个角上的电极中流出，且理论上流经四个电极的电流与手指头到四角的距离成比例，控制器通过对四个电流比例的精密计算，得出位置。可以达到</text:span><text:span text:style-name="T27">99%</text:span><text:span text:style-name="T25">的精确度，具备小于</text:span><text:span text:style-name="T27">3ms</text:span><text:span text:style-name="T25">的响应速度。在实际产品中，</text:span><text:span text:style-name="Strong_20_Emphasis"><text:span text:style-name="T26">当屏幕感应到手指的接触或者靠近，会产生一个外部中断给</text:span></text:span><text:span text:style-name="Strong_20_Emphasis"><text:span text:style-name="T28">CPU</text:span></text:span><text:span text:style-name="Strong_20_Emphasis"><text:span text:style-name="T26">，在中断中，一般中断下半部，通过</text:span></text:span><text:span text:style-name="Strong_20_Emphasis"><text:span text:style-name="T28">I2C</text:span></text:span><text:span text:style-name="Strong_20_Emphasis"><text:span text:style-name="T26">总线，从</text:span></text:span><text:span text:style-name="Strong_20_Emphasis"><text:span text:style-name="T28">TP</text:span></text:span><text:span text:style-name="Strong_20_Emphasis"><text:span text:style-name="T26">的</text:span></text:span><text:span text:style-name="Strong_20_Emphasis"><text:span text:style-name="T28">IC</text:span></text:span><text:span text:style-name="Strong_20_Emphasis"><text:span text:style-name="T26">中读取相关的信息，经过一定的数据处理，上报</text:span></text:span><text:span text:style-name="Strong_20_Emphasis"><text:span text:style-name="T28">X,Y</text:span></text:span><text:span text:style-name="Strong_20_Emphasis"><text:span text:style-name="T26">坐标值。</text:span></text:span></text:p>
          <text:p text:style-name="P9"><text:span text:style-name="Strong_20_Emphasis"><text:span text:style-name="T29"> </text:span></text:span><text:span text:style-name="T20">2.linux input</text:span><text:span text:style-name="T22">机制：</text:span></text:p>
          <text:p text:style-name="P2"><text:span text:style-name="T3">linux</text:span><text:span text:style-name="T10">输入子系统（</text:span><text:span text:style-name="T3">linux input subsystem</text:span><text:span text:style-name="T10">）从上到下由三层实现，分别为：输入子系统事件处理层（</text:span><text:span text:style-name="T3">EventHandler</text:span><text:span text:style-name="T10">）、输入子系统核心层（</text:span><text:span text:style-name="T3">InputCore</text:span><text:span text:style-name="T10">）和输入子系统设备驱动层。</text:span></text:p>
          <text:p text:style-name="P9"><text:span text:style-name="T22">对于输入子系统设备驱动层而言，</text:span><text:span text:style-name="Strong_20_Emphasis"><text:span text:style-name="T23">主要实现对硬件设备的读写访问，中断设置，并把硬件产生的事件转换为核心层定义的规范提交给事件处理层</text:span></text:span><text:span text:style-name="T22">。（工程师主要做的事情）</text:span></text:p>
          <text:p text:style-name="P5">对于核心层而言，为设备驱动层提供了规范和接口。设备驱动层只要关心如何驱动硬件并获得硬件数据（例如按下的按键数据），然后调用核心层提供的接口，核心层会自动把数据提交给事件处理层。</text:p>
          <text:p text:style-name="P5"><text:soft-page-break/>对于事件处理层而言，则是用户编程的接口（设备节点），并处理驱动层提交的数据处理。</text:p>
          <text:p text:style-name="P2"><text:span text:style-name="T3">3. </text:span><text:span text:style-name="T10">中断</text:span></text:p>
          <text:p text:style-name="P10"><text:span text:style-name="T34">中 断是指在</text:span><text:span text:style-name="T33">CPU</text:span><text:span text:style-name="T34">正常运行期间，由于内外部事件或由程序预先安排的事件引起的</text:span><text:span text:style-name="T33">CPU</text:span><text:span text:style-name="T34">暂时停止正在运行的程序，转而为该内部或外部事件或预先安排的事件服务的 程序中去，服务完毕后再返回去继续运行被暂时中断的程序。</text:span><text:span text:style-name="T33">Linux</text:span><text:span text:style-name="T34">中通常分为外部中断（又叫硬件中断）和内部中断（又叫异常）。</text:span></text:p>
          <text:p text:style-name="P10"><text:span text:style-name="T33">Linux </text:span><text:span text:style-name="T34">中断分为两个半部：上半部（</text:span><text:span text:style-name="T33">tophalf</text:span><text:span text:style-name="T34">）和下半部</text:span><text:span text:style-name="T33">(bottom half)</text:span><text:span text:style-name="T34">。上半部的功能是</text:span><text:span text:style-name="T33">"</text:span><text:span text:style-name="T34">登记中断</text:span><text:span text:style-name="T33">"</text:span><text:span text:style-name="T34">，当一个中断发生时，它进行相应地硬件读写后就把中断例程的下半部挂到该设备的下半部执行队列中去。因此，上半部 执行的速度就会很快，可以服务更多的中断请求。但是，仅有</text:span><text:span text:style-name="T33">"</text:span><text:span text:style-name="T34">登记中断</text:span><text:span text:style-name="T33">"</text:span><text:span text:style-name="T34">是远远不够的，因为中断的事件可能很复杂。因此，</text:span><text:span text:style-name="T33">Linux</text:span><text:span text:style-name="T34">引入了一个下半部，来完 成中断事件的绝大多数使命。下半部和上半部最大的不同是下半部是可中断的，而上半部是不可中断的，下半部几乎做了中断处理程序所有的事情，而且可以被新的 中断打断！下半部则相对来说并不是非常紧急的，通常还是比较耗时的，因此由系统自行安排运行时机，不在中断服务上下文中执行。</text:span></text:p>
          <text:p text:style-name="P10"><text:span text:style-name="T33">4. </text:span><text:span text:style-name="T34">定时器</text:span></text:p>
          <text:p text:style-name="P6">两种设备进行计时：系统定时器和实时时钟。</text:p>
          <text:p text:style-name="P2"><text:span text:style-name="T19">实时时钟（</text:span><text:span text:style-name="T5">RTC</text:span><text:span text:style-name="T19">）：用来持久存放系统时间的设备，即便系统关闭后，靠主板上的微型电池提供电力保持系统的计时。</text:span><text:span text:style-name="T11">系统启动内核通过读取</text:span><text:span text:style-name="T4">RTC</text:span><text:span text:style-name="T11">来初始化墙上时间，改时间存放在</text:span><text:span text:style-name="T4">xtime</text:span><text:span text:style-name="T11">变量中。</text:span></text:p>
          <text:p text:style-name="P6">系统定时器：内核定时机制，注册中断处理程序，周期性触发中断，响应中断处理程序，进行处理执行以下工作：</text:p>
          <text:p text:style-name="P2"><text:span text:style-name="T5">5. </text:span><text:span text:style-name="T14">I2C</text:span><text:span text:style-name="T15">协议</text:span></text:p>
          <text:p text:style-name="P11"><text:span text:style-name="T35">2</text:span><text:span text:style-name="T36">条双向串行线，一条数据线</text:span><text:span text:style-name="T35">SDA</text:span><text:span text:style-name="T36">，一条时钟线</text:span><text:span text:style-name="T35">SCL</text:span><text:span text:style-name="T36">。</text:span></text:p>
          <text:p text:style-name="P7"><text:span text:style-name="T14">SDA</text:span><text:span text:style-name="T15">传输数据是大端传输，每次传输</text:span><text:span text:style-name="T14">8bit</text:span><text:span text:style-name="T15">，即一字节。</text:span><text:span text:style-name="T14"><text:line-break/></text:span><text:span text:style-name="T13">   </text:span><text:span text:style-name="T15">支持多主控</text:span><text:span text:style-name="T14">(multimastering)</text:span><text:span text:style-name="T15">，任何时间点只能有一个主控。</text:span><text:span text:style-name="T14"><text:line-break/></text:span><text:span text:style-name="T13">   </text:span><text:span text:style-name="T15">总线上每个设备都有自己的一个</text:span><text:span text:style-name="T14">addr</text:span><text:span text:style-name="T15">，共</text:span><text:span text:style-name="T14">7</text:span><text:span text:style-name="T15">个</text:span><text:span text:style-name="T14">bit</text:span><text:span text:style-name="T15">，广播地址全</text:span><text:span text:style-name="T14">0.<text:line-break/></text:span><text:span text:style-name="T13">   </text:span><text:span text:style-name="T15">系统中可能有多个同种芯片，为此</text:span><text:span text:style-name="T14">addr</text:span><text:span text:style-name="T15">分为固定部分和可编程部份，细节视芯片而定，看</text:span><text:span text:style-name="T14">datasheet</text:span><text:span text:style-name="T15">。</text:span></text:p>
          <text:p text:style-name="P2"><text:span text:style-name="T10">上一篇主要讲的与</text:span><text:span text:style-name="T3">TP</text:span><text:span text:style-name="T10">相关的知识点，讲这个主要是，你对这一模块有个基本的概念，知道其工作原理，这样在实际开发过程中，你才知道怎么去写起的驱动，碰到问题时，出现在哪一块，该怎么去解决。</text:span></text:p>
          <text:p text:style-name="P2">      <text:span text:style-name="T10">这一篇，主要根据代码来讲上一篇涉及到的相关机制。</text:span><text:span text:style-name="T3">TP</text:span><text:span text:style-name="T10">的连线很简单，一路</text:span><text:span text:style-name="T3">I2C</text:span><text:span text:style-name="T10">，一根中断线，</text:span><text:span text:style-name="T3">VCC</text:span><text:span text:style-name="T10">、</text:span><text:span text:style-name="T3">GND</text:span><text:span text:style-name="T10">，</text:span><text:span text:style-name="T3">reset</text:span><text:span text:style-name="T10">。</text:span></text:p>
          <text:p text:style-name="P2"><text:span text:style-name="T3">1. TP</text:span><text:span text:style-name="T10">主要相关</text:span><text:span text:style-name="T3">demo</text:span><text:span text:style-name="T10">：</text:span></text:p>
          <text:p text:style-name="P2"><text:span text:style-name="T10">驱动</text:span><text:span text:style-name="T3">demo</text:span><text:span text:style-name="T10">：</text:span><text:span text:style-name="T3">\kernel\drivers\input\touchscreen\Ft5x06_ts.c </text:span></text:p>
          <text:p text:style-name="P2">    <text:span text:style-name="T3">\kernel\drivers\input\touchscreen\Ft5x06_ts.h</text:span></text:p>
          <text:p text:style-name="P2"><text:span text:style-name="T3">dtsi</text:span><text:span text:style-name="T10">文件：</text:span><text:span text:style-name="T3">\kernel\arch\arm\boot\dts\qcom\Msm8X16-qrd.dtsi</text:span></text:p>
          <text:p text:style-name="P2"><text:span text:style-name="T3">2. dtsi</text:span><text:span text:style-name="T10">的相关解释</text:span></text:p>
          <text:p text:style-name="P2"><text:span text:style-name="T7">i2c@f9923000{ //TP</text:span><text:span text:style-name="T12">所连的</text:span><text:span text:style-name="T7">I2C</text:span><text:span text:style-name="T12">的寄存器</text:span><text:span text:style-name="T7"><text:line-break/>focaltech@38{ <text:line-break/></text:span><text:soft-page-break/><text:span text:style-name="T7">compatible = "focaltech,5x06"; //I2C</text:span><text:span text:style-name="T12">驱动</text:span><text:span text:style-name="T7">match</text:span><text:span text:style-name="T12">的内容</text:span><text:span text:style-name="T7"><text:line-break/>reg = &lt;0x38&gt;; //I2C</text:span><text:span text:style-name="T12">地址</text:span><text:span text:style-name="T7"><text:line-break/>interrupt-parent = &lt;&amp;msmgpio&gt;;  //</text:span><text:span text:style-name="T12">中断引脚</text:span><text:span text:style-name="T7"><text:line-break/>interrupts = &lt;1 0x2&gt;;<text:line-break/>vdd-supply = &lt;&amp;pm8110_l19&gt;;     //I2C</text:span><text:span text:style-name="T12">供电的电影控制</text:span><text:span text:style-name="T7"><text:line-break/>vcc_i2c-supply = &lt;&amp;pm8110_l14&gt;;<text:line-break/>focaltech,name = "ft6x06";     //tp</text:span><text:span text:style-name="T12">类型</text:span><text:span text:style-name="T7"><text:line-break/>focaltech,family-id = &lt;0x06&gt;;   <text:line-break/>focaltech,reset-gpio = &lt;&amp;msmgpio 0 0x00&gt;; //</text:span><text:span text:style-name="T12">复位引脚，，用于初始化时序</text:span><text:span text:style-name="T7"><text:line-break/>focaltech,irq-gpio = &lt;&amp;msmgpio 1 0x00&gt;;   //</text:span><text:span text:style-name="T12">中断引脚</text:span><text:span text:style-name="T7"><text:line-break/>focaltech,display-coords = &lt;0 0 480 800&gt;; //TP</text:span><text:span text:style-name="T12">的触点范围</text:span><text:span text:style-name="T7"><text:line-break/>focaltech,panel-coords = &lt;0 0 480 800&gt;;<text:line-break/>focaltech,button-map= &lt;139 102 158&gt;;     //</text:span><text:span text:style-name="T12">虚拟按键</text:span><text:span text:style-name="T7"><text:line-break/>focaltech,no-force-update;<text:line-break/>focaltech,i2c-pull-up;<text:line-break/>focaltech,group-id = &lt;1&gt;;<text:line-break/>focaltech,hard-reset-delay-ms = &lt;20&gt;;<text:line-break/>focaltech,soft-reset-delay-ms = &lt;150&gt;;<text:line-break/>focaltech,num-max-touches = &lt;2&gt;;<text:line-break/>focaltech,fw-name = "ft_8610_qrd_fw.bin"; //TP</text:span><text:span text:style-name="T12">固件</text:span><text:span text:style-name="T7"><text:line-break/>focaltech,fw-delay-aa-ms = &lt;100&gt;;<text:line-break/>focaltech,fw-delay-55-ms = &lt;30&gt;;<text:line-break/>focaltech,fw-upgrade-id1 = &lt;0x79&gt;;<text:line-break/>focaltech,fw-upgrade-id2 = &lt;0x08&gt;;<text:line-break/>focaltech,fw-delay-readid-ms = &lt;10&gt;;<text:line-break/>focaltech,fw-delay-era-flsh-ms = &lt;2000&gt;;<text:line-break/>};<text:line-break/>}; </text:span></text:p>
          <text:p text:style-name="P2"><text:span text:style-name="T3">3. </text:span><text:span text:style-name="T10">驱动文件</text:span></text:p>
          <text:p text:style-name="P2"><text:span text:style-name="T3">3.1 I2C</text:span><text:span text:style-name="T10">驱动注册</text:span></text:p>
          <text:p text:style-name="P2"><text:span text:style-name="T7">static int __init ft5x06_ts_init(void)<text:line-break/>{<text:line-break/>pr_err("start \n");<text:line-break/>return i2c_add_driver(&amp;ft5x06_ts_driver); //I2C</text:span><text:span text:style-name="T12">驱动注册</text:span><text:span text:style-name="T7"><text:line-break/>pr_err("end \n");<text:line-break/>}</text:span></text:p>
          <text:p text:style-name="P2"><text:span text:style-name="T7">3.2 </text:span><text:span text:style-name="T12">文件接口，</text:span><text:span text:style-name="T7">of_match_table</text:span><text:span text:style-name="T12">，需要</text:span><text:span text:style-name="T7">DTSI</text:span><text:span text:style-name="T12">中</text:span><text:span text:style-name="T7">compatible</text:span><text:span text:style-name="T12">定义的一致。</text:span></text:p>
          <text:p text:style-name="P4"><text:soft-page-break/>static struct i2c_driver ft5x06_ts_driver = {<text:line-break/>.probe = ft5x06_ts_probe,<text:line-break/>.remove = ft5x06_ts_remove,<text:line-break/>.driver = {<text:line-break/>  .name = "ft5x06_ts",<text:line-break/>  .owner = THIS_MODULE,<text:line-break/>.of_match_table = ft5x06_match_tabl<text:line-break/>#ifdef CONFIG_PM<text:line-break/>  .pm = &amp;ft5x06_ts_pm_ops,<text:line-break/>#endif<text:line-break/>  },<text:line-break/>.id_table = ft5x06_ts_id,<text:line-break/>};</text:p>
          <text:p text:style-name="P3">3.3 probe</text:p>
          <text:p text:style-name="P5">这个里面代码量太多，就不详细一一说明，这里主要讲解一些基本的步骤。</text:p>
          <text:p text:style-name="P2"><text:span text:style-name="T10">一般，先给相关的结构体分配存储空间，然后从</text:span><text:span text:style-name="T3">dt</text:span><text:span text:style-name="T10">设备树中读取相关的信息，测试</text:span><text:span text:style-name="T3">I2C</text:span><text:span text:style-name="T10">是否通。</text:span></text:p>
          <text:p text:style-name="P2"><text:span text:style-name="T7">input_dev = input_allocate_device();//</text:span><text:span text:style-name="T12">分配输入子系统</text:span></text:p>
          <text:p text:style-name="P2"><text:span text:style-name="T7">data-&gt;input_dev = input_dev;<text:line-break/>data-&gt;client = client;<text:line-break/>data-&gt;pdata = pdata;<text:line-break/>input_dev-&gt;name = "ft5x06_ts";<text:line-break/>input_dev-&gt;id.bustype = BUS_I2C;<text:line-break/>input_dev-&gt;dev.parent = &amp;client-&gt;dev;<text:line-break/>input_set_drvdata(input_dev, data);<text:line-break/>i2c_set_clientdata(client, data);<text:line-break/>__set_bit(EV_KEY, input_dev-&gt;evbit);  //</text:span><text:span text:style-name="T12">设置有什么事件 按键事件 </text:span><text:span text:style-name="T7">tp</text:span><text:span text:style-name="T12">虚拟按键</text:span><text:span text:style-name="T7"><text:line-break/>__set_bit(EV_ABS, input_dev-&gt;evbit);  //</text:span><text:span text:style-name="T12">绝对事件 </text:span><text:span text:style-name="T7"><text:line-break/>__set_bit(BTN_TOUCH, input_dev-&gt;keybit);<text:line-break/>__set_bit(INPUT_PROP_DIRECT, input_dev-&gt;propbit);<text:line-break/>input_mt_init_slots(input_dev, pdata-&gt;num_max_touches, 0);<text:line-break/>input_set_abs_params(input_dev, ABS_MT_POSITION_X, pdata-&gt;x_min, //X</text:span><text:span text:style-name="T12">坐标事件</text:span><text:span text:style-name="T7"><text:line-break/>    pdata-&gt;x_max, 0, 0);<text:line-break/>input_set_abs_params(input_dev, ABS_MT_POSITION_Y, pdata-&gt;y_min, //Y</text:span><text:span text:style-name="T12">坐标事件</text:span><text:span text:style-name="T7"><text:line-break/>    pdata-&gt;y_max, 0, 0);</text:span></text:p>
          <text:p text:style-name="P2"><text:span text:style-name="T7">ft5x06_power_init(data, true); //</text:span><text:span text:style-name="T12">电源、</text:span><text:span text:style-name="T7">GPIO</text:span><text:span text:style-name="T12">相关的初始化</text:span></text:p>
          <text:p text:style-name="P2"><text:span text:style-name="T7">ft5x06_power_on(data, true); // </text:span><text:span text:style-name="T12">上电，时序初始化</text:span></text:p>
          <text:p text:style-name="P2"><text:soft-page-break/><text:span text:style-name="T3">err = request_threaded_irq(client-&gt;irq, NULL,ft5x06_ts_interrupt,IRQF_ONESHOT,<text:line-break/>client-&gt;dev.driver-&gt;name, data); //</text:span><text:span text:style-name="T10">请求中断，并把事件处理放在下半部。</text:span></text:p>
          <text:p text:style-name="P2"><text:span text:style-name="T7">psensor_input_dev = input_allocate_device(); </text:span><text:span text:style-name="T12">分配子输入设备</text:span></text:p>
          <text:p text:style-name="P4">err = input_register_device(psensor_input_dev);</text:p>
          <text:p text:style-name="P2"><text:span text:style-name="T3">ft5x06_update_fw_ver(data); //</text:span><text:span text:style-name="T10">导入固件信息</text:span><text:span text:style-name="T3"><text:line-break/>ft5x06_update_fw_vendor_id(data); //</text:span><text:span text:style-name="T10">获取固件版本</text:span><text:span text:style-name="T3">ID</text:span></text:p>
          <text:p text:style-name="P8"/>
          <text:p text:style-name="P2"><text:span text:style-name="T3">3.4 </text:span><text:span text:style-name="T10">中断处理程序 </text:span><text:span text:style-name="T3">ft5x06_ts_interrupt</text:span></text:p>
          <text:p text:style-name="P3">static irqreturn_t ft5x06_ts_interrupt(int irq, void *dev_id)</text:p>
          <text:p text:style-name="P2"><text:span text:style-name="T10">这个里面主要是读</text:span><text:span text:style-name="T3">I2C</text:span><text:span text:style-name="T10">，根据芯片手册，进行数据出来，然后上报事件。</text:span></text:p>
          <text:p text:style-name="P4">input_report_abs(ip_dev, ABS_MT_POSITION_X, x);<text:line-break/>input_report_abs(ip_dev, ABS_MT_POSITION_Y, y);</text:p>
          <text:p text:style-name="P4">input_sync(ip_dev);</text:p>
          <text:p text:style-name="P9"><text:span text:style-name="Strong_20_Emphasis"><text:span text:style-name="T24">当然有些</text:span></text:span><text:span text:style-name="Strong_20_Emphasis"><text:span text:style-name="T21">TP</text:span></text:span><text:span text:style-name="Strong_20_Emphasis"><text:span text:style-name="T24">，如</text:span></text:span><text:span text:style-name="Strong_20_Emphasis"><text:span text:style-name="T21">GT9xxxx</text:span></text:span><text:span text:style-name="Strong_20_Emphasis"><text:span text:style-name="T24">，会申请工作队列，然后中断产生会在上半部，启动工作队列，然后屏蔽当前中断，在工作队列事件处理完后，使能中断。有些还会当中断请求失败时，申请一个高精度的定时器，会一直轮询启动工作线程，上报事件。</text:span></text:span></text:p>
          <text:p text:style-name="P9"><text:span text:style-name="Strong_20_Emphasis"><text:span text:style-name="T8"/></text:span></text:p>
          <text:p text:style-name="P2"><text:span text:style-name="T3">4. </text:span><text:span text:style-name="T10">调试相关经验</text:span></text:p>
          <text:p text:style-name="P2"><text:span text:style-name="T3">4.1 </text:span><text:span text:style-name="T10">一般</text:span><text:span text:style-name="T3">TP</text:span><text:span text:style-name="T10">驱动开发，屏产都会给驱动代码或者</text:span><text:span text:style-name="T3">PATCH</text:span><text:span text:style-name="T10">，这时主要合代码进去。</text:span></text:p>
          <text:p text:style-name="P2"><text:span text:style-name="T10">一般找代码内现有的一个</text:span><text:span text:style-name="T3">TP</text:span><text:span text:style-name="T10">驱动，按它的添加。主要：</text:span></text:p>
          <text:p text:style-name="P2"><text:span text:style-name="T3">1. </text:span><text:span text:style-name="T10">把驱动文件放入</text:span><text:span text:style-name="T3">kernel\drivers\input\touchscreen\</text:span><text:span text:style-name="T10">，</text:span></text:p>
          <text:p text:style-name="P2"><text:span text:style-name="T3">2. </text:span><text:span text:style-name="T10">修改</text:span><text:span text:style-name="T3">kconfig</text:span><text:span text:style-name="T10">和</text:span><text:span text:style-name="T3">Makefile</text:span><text:span text:style-name="T10">，加入需要根据宏才能编进去，那么需要在</text:span><text:span text:style-name="T3">deconfig</text:span><text:span text:style-name="T10">配置文件中设置为</text:span><text:span text:style-name="T3">Y.</text:span></text:p>
          <text:p text:style-name="P2"><text:span text:style-name="T3">3. </text:span><text:span text:style-name="T10">在</text:span><text:span text:style-name="T3">DTSI</text:span><text:span text:style-name="T10">中加入该</text:span><text:span text:style-name="T3">TP</text:span><text:span text:style-name="T10">的配置。</text:span></text:p>
          <text:p text:style-name="P8"/>
          <text:p text:style-name="P2"> <text:span text:style-name="T3">4.2 </text:span><text:span text:style-name="T10">编译</text:span><text:span text:style-name="T3">boot</text:span><text:span text:style-name="T10">，在</text:span><text:span text:style-name="T3">out/target/product/msmXXX/obj/KERNEL_OBJ/driver/input/touchscreen/</text:span><text:span text:style-name="T10">下，看是否有</text:span><text:span text:style-name="T3">.o</text:span><text:span text:style-name="T10">文件没有，有则编译成功。</text:span></text:p>
          <text:p text:style-name="P2"><text:span text:style-name="T3">4.3 </text:span><text:span text:style-name="T10">把新的</text:span><text:span text:style-name="T3">boot</text:span><text:span text:style-name="T10">文件刷入板子，查看内核</text:span><text:span text:style-name="T3">log</text:span><text:span text:style-name="T10">，</text:span><text:span text:style-name="T3">cat proc/kmsg</text:span><text:span text:style-name="T10">，看是否有该</text:span><text:span text:style-name="T3">TP</text:span><text:span text:style-name="T10">驱动的打印信息。</text:span></text:p>
          <text:p text:style-name="P2"><text:span text:style-name="T3">4.4 </text:span><text:span text:style-name="T10">根据打印信息，判断出错的问题。</text:span></text:p>
          <text:p text:style-name="P2"><text:span text:style-name="T10">一般问题，中断注册不上，资源分配不成功，</text:span><text:span text:style-name="T3">I2C</text:span><text:span text:style-name="T10">设备通信失败。</text:span></text:p>
          <text:p text:style-name="P2"><text:span text:style-name="T10">一些经验，</text:span><text:span text:style-name="T3">I2C</text:span><text:span text:style-name="T10">总线不通，可能是因为</text:span><text:span text:style-name="T3">I2C</text:span><text:span text:style-name="T10">供电的电源没有供电，或者该总线上挂的设备太多影响的，前期调最好</text:span><text:span text:style-name="T3">I2C</text:span><text:span text:style-name="T10">总线上，只挂一个设备。</text:span></text:p>
          <text:p text:style-name="P2"><text:span text:style-name="T10">若</text:span><text:span text:style-name="T3">probe</text:span><text:span text:style-name="T10">成功，可在中断或者工作线程里面加一些打印</text:span><text:span text:style-name="T3">log</text:span><text:span text:style-name="T10">。在</text:span><text:span text:style-name="T3">adb shell</text:span><text:span text:style-name="T10">进入终端，输入</text:span><text:span text:style-name="T3">getevent</text:span><text:span text:style-name="T10">，手按</text:span><text:span text:style-name="T3">TP</text:span><text:span text:style-name="T10">，查看是否有数据打出，对于该</text:span><text:span text:style-name="T3">TP</text:span><text:span text:style-name="T10">的输入设备。</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icrosoft YaHei" svg:font-family="'Microsoft YaHei', 'SF Pro Display', Roboto, Noto, Arial, 'PingFang SC', sans-serif"/>
    <style:font-face style:name="arial" svg:font-family="arial, sans-serif"/>
    <style:font-face style:name="comic sans ms" svg:font-family="'comic sans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5:40:05.470461463</meta:creation-date>
    <dc:date>2019-08-06T15:58:32.178096207</dc:date>
    <meta:editing-duration>PT8M16S</meta:editing-duration>
    <meta:editing-cycles>1</meta:editing-cycles>
    <meta:document-statistic meta:table-count="0" meta:image-count="0" meta:object-count="0" meta:page-count="5" meta:paragraph-count="67" meta:word-count="2782" meta:character-count="5992" meta:non-whitespace-character-count="5651"/>
    <meta:generator>LibreOffice/5.1.6.2$Linux_X86_64 LibreOffice_project/10m0$Build-2</meta:generator>
  </office:meta>
</office:document-meta>
</file>